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19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4" draw:text-style-name="P3" svg:width="4.86cm" svg:height="1.036cm" svg:x="0.104cm" svg:y="0.191cm"><draw:text-box><text:p><text:span text:style-name="T2">LARVOR Fabien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0</text:span></text:p><text:p><text:span text:style-name="T2">Date du daily scrum : 1/10/2014</text:span></text:p></draw:text-box></draw:frame><draw:frame text:anchor-type="paragraph" draw:z-index="5" draw:style-name="gr5" draw:text-style-name="P3" svg:width="16.909cm" svg:height="6.231cm" svg:x="0.056cm" svg:y="3.295cm"><draw:text-box><text:p><text:span text:style-name="T2">J'ai mis en page le tutoriel de l'imprimante et commencé à écrire celui-ci</text:span></text:p></draw:text-box></draw:frame><draw:frame text:anchor-type="paragraph" draw:z-index="6" draw:style-name="gr5" draw:text-style-name="P3" svg:width="16.909cm" svg:height="6.231cm" svg:x="0.009cm" svg:y="11.185cm"><draw:text-box><text:p><text:span text:style-name="T2">Travailler sur le tutoriel de la table</text:span></text:p><text:p><text:span text:style-name="T2"/></text:p><text:p><text:span text:style-name="T2">Si possible, participer au premier essai de l'imprimante 3D</text:span></text:p></draw:text-box></draw:frame><draw:frame text:anchor-type="paragraph" draw:z-index="7" draw:style-name="gr5" draw:text-style-name="P3" svg:width="16.909cm" svg:height="6.231cm" svg:x="0.009cm" svg:y="19.339cm"><draw:text-box><text:p><text:span text:style-name="T2">Pour écrire le tutoriel de l'imprimante complètement, il faudrait pouvoir réellement prendre en main l'imprimante pour détailler les étapes de finition et éventuellement rencontrer des problèmes à l'impression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10-01T08:27:05.913000000</dc:date>
    <meta:editing-duration>PT9M35S</meta:editing-duration>
    <meta:editing-cycles>3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